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9A7CF1F4.png"/>
  <manifest:file-entry manifest:media-type="image/png" manifest:full-path="Pictures/10000000000004270000044C751BBCF6.png"/>
  <manifest:file-entry manifest:media-type="image/png" manifest:full-path="Pictures/10000000000005E0000002419C89CF27.png"/>
  <manifest:file-entry manifest:media-type="image/png" manifest:full-path="Pictures/10000000000000200000002000309F1C.png"/>
  <manifest:file-entry manifest:media-type="image/png" manifest:full-path="Pictures/1000020100000078000000784502A8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5" draw:fill-image-width="0cm" draw:fill-image-height="0cm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ffff" draw:fill-hatch-name="Black_20_45_20_Degrees" draw:textarea-vertical-align="middle"/>
    </style:style>
    <style:style style:name="gr4" style:family="graphic" style:parent-style-name="standard">
      <style:graphic-properties svg:stroke-color="#000000" draw:fill="hatch" draw:fill-hatch-name="Black_20_45_20_Degrees" draw:textarea-vertical-align="middle"/>
    </style:style>
    <style:style style:name="gr5" style:family="graphic" style:parent-style-name="standard">
      <style:graphic-properties draw:stroke="none" draw:fill="none" fo:min-height="0.821cm"/>
    </style:style>
    <style:style style:name="gr6" style:family="graphic" style:parent-style-name="standard">
      <style:graphic-properties svg:stroke-color="#000000" draw:marker-start="Dimension_20_Lines" draw:marker-end="Dimension_20_Lines" draw:marker-end-width="0.2cm" draw:textarea-vertical-align="middle"/>
    </style:style>
    <style:style style:name="gr7" style:family="graphic" style:parent-style-name="standard">
      <style:graphic-properties draw:stroke="none" draw:fill="none" fo:min-height="1.025cm"/>
    </style:style>
    <style:style style:name="gr8" style:family="graphic" style:parent-style-name="standard">
      <style:graphic-properties svg:stroke-color="#000000" draw:marker-end="Arrow" draw:marker-end-width="0.25cm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73cm"/>
    </style:style>
    <style:style style:name="gr11" style:family="graphic" style:parent-style-name="standard">
      <style:graphic-properties draw:fill="hatch" draw:fill-color="#cfe7f5" draw:fill-hatch-name="Black_20_45_20_Degrees" draw:textarea-vertical-align="middle"/>
    </style:style>
    <style:style style:name="gr12" style:family="graphic" style:parent-style-name="objectwithoutfill">
      <style:graphic-properties draw:marker-start="Arrow" draw:marker-end="" draw:fill="none" draw:textarea-vertical-align="middl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hatch" draw:fill-color="#cfe7f5" draw:fill-hatch-name="Black_20_-45_20_Degrees" draw:textarea-vertical-align="middle"/>
    </style:style>
    <style:style style:name="gr1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cm" svg:stroke-color="#000000" draw:marker-start-width="0.2cm" draw:marker-end="Arrow" draw:marker-end-width="0.25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stroke="none" draw:fill="none" fo:min-height="0.822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hatch" draw:fill-hatch-name="Black_20_45_20_Degrees" draw:textarea-vertical-align="middle"/>
    </style:style>
    <style:style style:name="gr25" style:family="graphic" style:parent-style-name="standard">
      <style:graphic-properties svg:stroke-color="#000000" draw:marker-end="Arrow" draw:marker-end-width="0.2cm" draw:textarea-vertical-align="middle"/>
    </style:style>
    <style:style style:name="gr26" style:family="graphic" style:parent-style-name="standard">
      <style:graphic-properties svg:stroke-color="#000000" draw:fill="none" draw:textarea-vertical-align="middle"/>
    </style:style>
    <style:style style:name="pr1" style:family="presentation" style:parent-style-name="標準-title">
      <style:graphic-properties draw:auto-grow-height="true" fo:min-height="7.112cm"/>
    </style:style>
    <style:style style:name="pr2" style:family="presentation" style:parent-style-name="標準-title">
      <style:graphic-properties fo:min-height="4.271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1.123cm"/>
    </style:style>
    <style:style style:name="pr6" style:family="presentation" style:parent-style-name="標準-notes">
      <style:graphic-properties draw:fill-color="#ffffff" fo:min-height="13.114cm"/>
    </style:style>
    <style:style style:name="pr7" style:family="presentation" style:parent-style-name="標準-title">
      <style:graphic-properties fo:min-height="3.256cm"/>
    </style:style>
    <style:style style:name="pr8" style:family="presentation" style:parent-style-name="標準-outline1">
      <style:graphic-properties fo:min-height="13.609cm"/>
    </style:style>
    <style:style style:name="pr9" style:family="presentation" style:parent-style-name="標準-outline1">
      <style:graphic-properties draw:auto-grow-height="true" fo:min-height="13.86cm"/>
    </style:style>
    <style:style style:name="P1" style:family="paragraph">
      <style:text-properties fo:font-family="'小塚ゴシック Pro M'" style:font-family-generic="swiss" style:font-pitch="variable" fo:font-size="48pt" fo:font-weight="normal" style:font-family-asian="'小塚ゴシック Pro M'" style:font-family-generic-asian="swiss" style:font-pitch-asian="variable" style:font-size-asian="48pt" style:font-weight-asian="normal" style:font-size-complex="48pt" style:font-weight-complex="normal"/>
    </style:style>
    <style:style style:name="P2" style:family="paragraph">
      <style:text-properties fo:font-family="'小塚ゴシック Pro M'" style:font-family-generic="swiss" style:font-pitch="variable" fo:font-size="24pt" style:text-underline-style="none" style:font-family-asian="'小塚ゴシック Pro M'" style:font-family-generic-asian="swiss" style:font-pitch-asian="variable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7" style:family="paragraph">
      <style:paragraph-properties fo:text-align="start"/>
      <style:text-properties fo:font-family="Georgia" style:font-family-generic="swiss" style:font-pitch="variable" fo:font-style="italic" style:font-style-asian="italic" style:font-style-complex="italic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start"/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family="'小塚ゴシック Pro M'" style:font-family-generic="swiss" style:font-pitch="variable" fo:font-size="48pt" fo:font-weight="normal" style:font-family-asian="'小塚ゴシック Pro M'" style:font-family-generic-asian="swiss" style:font-pitch-asian="variable" style:font-size-asian="48pt" style:font-weight-asian="normal" style:font-size-complex="48pt" style:font-weight-complex="normal"/>
    </style:style>
    <style:style style:name="T2" style:family="text">
      <style:text-properties fo:font-family="'小塚ゴシック Pro M'" style:font-family-generic="swiss" style:font-pitch="variable" fo:font-size="28pt" style:text-underline-style="none" style:font-family-asian="'小塚ゴシック Pro M'" style:font-family-generic-asian="swiss" style:font-pitch-asian="variable" style:font-size-asian="28pt" style:font-size-complex="28pt"/>
    </style:style>
    <style:style style:name="T3" style:family="text">
      <style:text-properties fo:font-family="'小塚ゴシック Pro M'" style:font-family-generic="swiss" style:font-pitch="variable" fo:font-size="24pt" style:text-underline-style="none" style:font-family-asian="'小塚ゴシック Pro M'" style:font-family-generic-asian="swiss" style:font-pitch-asian="variable" style:font-size-asian="24pt" style:font-size-complex="24pt"/>
    </style:style>
    <style:style style:name="T4" style:family="text">
      <style:text-properties style:font-size-asian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family="Georgia" style:font-family-generic="swiss" style:font-pitch="variable" fo:font-style="normal" style:font-style-asian="normal" style:font-style-complex="normal"/>
    </style:style>
    <style:style style:name="T7" style:family="text">
      <style:text-properties fo:font-family="Georgia" style:font-family-generic="swiss" style:font-pitch="variable" fo:font-style="italic" style:font-style-asian="italic" style:font-style-complex="italic"/>
    </style:style>
    <style:style style:name="T8" style:family="text">
      <style:text-properties fo:font-family="Georgia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7.793cm" svg:height="7.112cm" svg:x="0.103cm" svg:y="4.8cm" presentation:class="title" presentation:user-transformed="true">
          <draw:text-box>
            <text:p><text:span text:style-name="T1">去年までの問題例</text:span></text:p>
          </draw:text-box>
        </draw:frame>
        <draw:frame presentation:style-name="pr2" draw:text-style-name="P2" draw:layer="layout" svg:width="25.199cm" svg:height="5.064cm" svg:x="1.201cm" svg:y="14.4cm" presentation:class="title" presentation:user-transformed="true">
          <draw:text-box>
            <text:p><text:span text:style-name="T2"><text:line-break/></text:span><text:span text:style-name="T2">TA: </text:span><text:span text:style-name="T2">岩崎慎太郎</text:span><text:span text:style-name="T2">, </text:span><text:span text:style-name="T2">利光宏平</text:span><text:span text:style-name="T3"><text:line-break/></text:span><text:span text:style-name="T3"><text:line-break/></text:span><text:span text:style-name="T3">2016 5</text:span><text:span text:style-name="T3">月</text:span><text:span text:style-name="T3">18</text:span><text:span text:style-name="T3">日</text:span></text:p>
          </draw:text-box>
        </draw:frame>
        <draw:frame draw:style-name="gr1" draw:text-style-name="P3" draw:layer="layout" svg:width="3.408cm" svg:height="3.408cm" svg:x="28.392cm" svg:y="17.4cm">
          <draw:image xlink:href="Pictures/1000020100000078000000784502A8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4">こんにちは。</text:span></text:p>
              <text:p><text:span text:style-name="T4"/></text:p>
              <text:p><text:span text:style-name="T4">今日は、</text:span></text:p>
              <text:p><text:span text:style-name="T4"/></text:p>
              <text:p><text:span text:style-name="T4">Autotuning for Task Parallel Programs</text:span><text:span text:style-name="T4">、</text:span></text:p>
              <text:p><text:span text:style-name="T4"/></text:p>
              <text:p><text:span text:style-name="T4">タスク並列プログラムの自動チューニング</text:span></text:p>
              <text:p><text:span text:style-name="T4"/></text:p>
              <text:p><text:span text:style-name="T4">というタイトルで、</text:span></text:p>
              <text:p><text:span text:style-name="T4"/></text:p>
              <text:p><text:span text:style-name="T4">東京大学情報理工学系研究科電子情報学専攻修士</text:span><text:span text:style-name="T4">1</text:span><text:span text:style-name="T4">年</text:span></text:p>
              <text:p><text:span text:style-name="T4">田浦研の、岩崎慎太郎が、発表をいたします。</text:span></text:p>
              <text:p><text:span text:style-name="T4"/></text:p>
              <text:p><text:span text:style-name="T4">この研究は、去年こちら</text:span><text:span text:style-name="T4">ACSI</text:span><text:span text:style-name="T4">の</text:span><text:span text:style-name="T4">2015</text:span><text:span text:style-name="T4">においてポスター発表させていただいたものの発展版となっております。</text:span></text:p>
              <text:p><text:span text:style-name="T4"/></text:p>
            </draw:text-box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1.123cm" svg:x="1.4cm" svg:y="7.4cm" presentation:class="outline" presentation:user-transformed="true">
          <draw:text-box>
            <text:list text:style-name="L3">
              <text:list-item>
                <text:p>去年までこちらで紹介、受講生の方に解いてもらった問題を<text:span text:style-name="T5">参考までに</text:span>紹介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1: 球充填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物理シミュレーションを用いて、<text:line-break/>底面が一辺aの立方体に、<text:line-break/>半径r の球を詰めることを考える。<text:line-break/>球はいくつ入れることが<text:line-break/>できるだろうか？</text:p>
                <text:list>
                  <text:list-item>
                    <text:p>a が大きければ、<text:line-break/>最密充填可能であると考えられる。</text:p>
                  </text:list-item>
                </text:list>
              </text:list-item>
            </text:list>
          </draw:text-box>
        </draw:frame>
        <draw:g>
          <draw:circle draw:style-name="gr3" draw:text-style-name="P3" draw:layer="layout" svg:width="1.65cm" svg:height="1.65cm" svg:x="21.75cm" svg:y="13.2cm">
            <text:p/>
          </draw:circle>
          <draw:circle draw:style-name="gr4" draw:text-style-name="P3" draw:layer="layout" svg:width="1.65cm" svg:height="1.65cm" svg:x="21.75cm" svg:y="13.2cm">
            <text:p/>
          </draw:circle>
          <draw:circle draw:style-name="gr4" draw:text-style-name="P3" draw:layer="layout" svg:width="1.65cm" svg:height="1.65cm" svg:x="21.75cm" svg:y="13.2cm">
            <text:p/>
          </draw:circle>
        </draw:g>
        <draw:g>
          <draw:circle draw:style-name="gr3" draw:text-style-name="P3" draw:layer="layout" svg:width="1.65cm" svg:height="1.65cm" svg:x="20cm" svg:y="12.975cm">
            <text:p/>
          </draw:circle>
          <draw:circle draw:style-name="gr4" draw:text-style-name="P3" draw:layer="layout" svg:width="1.65cm" svg:height="1.65cm" svg:x="20cm" svg:y="12.975cm">
            <text:p/>
          </draw:circle>
          <draw:circle draw:style-name="gr4" draw:text-style-name="P3" draw:layer="layout" svg:width="1.65cm" svg:height="1.65cm" svg:x="20cm" svg:y="12.975cm">
            <text:p/>
          </draw:circle>
        </draw:g>
        <draw:frame draw:style-name="gr5" draw:text-style-name="P6" draw:layer="layout" svg:width="0.959cm" svg:height="1.071cm" svg:x="25.425cm" svg:y="12.079cm">
          <draw:text-box>
            <text:p text:style-name="P5"><text:span text:style-name="T6">a</text:span></text:p>
          </draw:text-box>
        </draw:frame>
        <draw:line draw:style-name="gr6" draw:text-style-name="P3" draw:layer="layout" svg:x1="25.375cm" svg:y1="9.5cm" svg:x2="25.375cm" svg:y2="15.625cm">
          <text:p/>
        </draw:line>
        <draw:g>
          <draw:circle draw:style-name="gr3" draw:text-style-name="P3" draw:layer="layout" svg:width="1.65cm" svg:height="1.65cm" svg:x="19.9cm" svg:y="12.5cm">
            <text:p/>
          </draw:circle>
          <draw:circle draw:style-name="gr4" draw:text-style-name="P3" draw:layer="layout" svg:width="1.65cm" svg:height="1.65cm" svg:x="19.9cm" svg:y="12.5cm">
            <text:p/>
          </draw:circle>
          <draw:circle draw:style-name="gr4" draw:text-style-name="P3" draw:layer="layout" svg:width="1.65cm" svg:height="1.65cm" svg:x="19.9cm" svg:y="12.5cm">
            <text:p/>
          </draw:circle>
        </draw:g>
        <draw:g>
          <draw:circle draw:style-name="gr3" draw:text-style-name="P3" draw:layer="layout" svg:width="1.65cm" svg:height="1.65cm" svg:x="20.725cm" svg:y="13.725cm">
            <text:p/>
          </draw:circle>
          <draw:circle draw:style-name="gr4" draw:text-style-name="P3" draw:layer="layout" svg:width="1.65cm" svg:height="1.65cm" svg:x="20.725cm" svg:y="13.725cm">
            <text:p/>
          </draw:circle>
          <draw:circle draw:style-name="gr4" draw:text-style-name="P3" draw:layer="layout" svg:width="1.65cm" svg:height="1.65cm" svg:x="20.725cm" svg:y="13.725cm">
            <text:p/>
          </draw:circle>
        </draw:g>
        <draw:g>
          <draw:circle draw:style-name="gr3" draw:text-style-name="P3" draw:layer="layout" svg:width="1.65cm" svg:height="1.65cm" svg:x="19.025cm" svg:y="13.725cm">
            <text:p/>
          </draw:circle>
          <draw:circle draw:style-name="gr4" draw:text-style-name="P3" draw:layer="layout" svg:width="1.65cm" svg:height="1.65cm" svg:x="19.025cm" svg:y="13.725cm">
            <text:p/>
          </draw:circle>
          <draw:circle draw:style-name="gr4" draw:text-style-name="P3" draw:layer="layout" svg:width="1.65cm" svg:height="1.65cm" svg:x="19.025cm" svg:y="13.725cm">
            <text:p/>
          </draw:circle>
        </draw:g>
        <draw:g>
          <draw:circle draw:style-name="gr3" draw:text-style-name="P3" draw:layer="layout" svg:width="1.65cm" svg:height="1.65cm" svg:x="21.425cm" svg:y="16.2cm">
            <text:p/>
          </draw:circle>
          <draw:circle draw:style-name="gr4" draw:text-style-name="P3" draw:layer="layout" svg:width="1.65cm" svg:height="1.65cm" svg:x="21.425cm" svg:y="16.2cm">
            <text:p/>
          </draw:circle>
          <draw:circle draw:style-name="gr4" draw:text-style-name="P3" draw:layer="layout" svg:width="1.65cm" svg:height="1.65cm" svg:x="21.425cm" svg:y="16.2cm">
            <text:p/>
          </draw:circle>
        </draw:g>
        <draw:line draw:style-name="gr6" draw:text-style-name="P3" draw:layer="layout" svg:x1="23.375cm" svg:y1="16.2cm" svg:x2="23.375cm" svg:y2="17.075cm">
          <text:p/>
        </draw:line>
        <draw:frame draw:style-name="gr7" draw:text-style-name="P6" draw:layer="layout" svg:width="0.959cm" svg:height="1.275cm" svg:x="23.391cm" svg:y="16.075cm">
          <draw:text-box>
            <text:p text:style-name="P5"><text:span text:style-name="T6">r</text:span></text:p>
          </draw:text-box>
        </draw:frame>
        <draw:g>
          <draw:circle draw:style-name="gr3" draw:text-style-name="P3" draw:layer="layout" svg:width="1.65cm" svg:height="1.65cm" svg:x="22.075cm" svg:y="7.95cm">
            <text:p/>
          </draw:circle>
          <draw:circle draw:style-name="gr4" draw:text-style-name="P3" draw:layer="layout" svg:width="1.65cm" svg:height="1.65cm" svg:x="22.075cm" svg:y="7.95cm">
            <text:p/>
          </draw:circle>
          <draw:circle draw:style-name="gr4" draw:text-style-name="P3" draw:layer="layout" svg:width="1.65cm" svg:height="1.65cm" svg:x="22.075cm" svg:y="7.95cm">
            <text:p/>
          </draw:circle>
        </draw:g>
        <draw:line draw:style-name="gr8" draw:text-style-name="P3" draw:layer="layout" svg:x1="22.9cm" svg:y1="9.025cm" svg:x2="22.9cm" svg:y2="10.725cm">
          <text:p/>
        </draw:line>
        <draw:custom-shape draw:style-name="gr9" draw:text-style-name="P3" draw:layer="layout" svg:width="7.775cm" svg:height="7.775cm" svg:x="18.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4615.229401873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2: スイングバイ</text:p>
          </draw:text-box>
        </draw:frame>
        <draw:frame presentation:style-name="pr8" draw:layer="layout" svg:width="25.199cm" svg:height="17.104cm" svg:x="0.601cm" svg:y="3.896cm" presentation:class="outline" presentation:user-transformed="true">
          <draw:text-box>
            <text:list text:style-name="L3">
              <text:list-item>
                <text:p>太陽系外に探査機を打ち出したい。<text:line-break/>打ち上げ日時と位置を求めよ。</text:p>
                <text:list>
                  <text:list-item>
                    <text:p>ボイジャーの打ち上げられた<text:line-break/>1970 年代に打ち上げる。</text:p>
                  </text:list-item>
                  <text:list-item>
                    <text:p>最初のスイングバイまでに<text:line-break/>太陽を一周しない。</text:p>
                  </text:list-item>
                  <text:list-item>
                    <text:p>地上発射時の初速は14.2km/s で、<text:line-break/>地球を黄道面で切った時の断面<text:line-break/>円周上のどこから打ち上げても良い</text:p>
                  </text:list-item>
                  <text:list-item>
                    <text:p>ロケットからの分離は考えない</text:p>
                  </text:list-item>
                  <text:list-item>
                    <text:p>地球の自転の影響を無視して<text:line-break/>地上から垂直に打ち上げたとする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0.887cm" svg:height="0.98cm" svg:x="23cm" svg:y="3.55cm">
          <draw:text-box>
            <text:p text:style-name="P5"><text:span text:style-name="T6">V</text:span></text:p>
          </draw:text-box>
        </draw:frame>
        <draw:circle draw:style-name="gr11" draw:text-style-name="P3" draw:layer="layout" svg:width="2.15cm" svg:height="2.15cm" svg:x="20.45cm" svg:y="7.075cm">
          <text:p/>
        </draw:circle>
        <draw:path draw:style-name="gr12" draw:text-style-name="P3" draw:layer="layout" svg:width="8.763cm" svg:height="7.458cm" draw:transform="skewX (5.69907354071447E-017) rotate (0.878075146678181) translate (15.2234618131674cm 9.43738511985532cm)" svg:viewBox="0 0 8764 7459" svg:d="m0 42275c267 28 4990 1707 7456-372 2497-2041 650-6420 650-6420">
          <text:p/>
        </draw:path>
        <draw:circle draw:style-name="gr11" draw:text-style-name="P3" draw:layer="layout" svg:width="2.15cm" svg:height="2.15cm" svg:x="22.975cm" svg:y="6.275cm">
          <text:p/>
        </draw:circle>
        <draw:line draw:style-name="gr13" draw:text-style-name="P3" draw:layer="layout" svg:x1="24.2cm" svg:y1="7.325cm" svg:x2="21.375cm" svg:y2="8.25cm">
          <text:p/>
        </draw:line>
        <draw:g>
          <draw:custom-shape draw:style-name="gr14" draw:text-style-name="P3" draw:layer="layout" svg:width="0.675cm" svg:height="0.3cm" draw:transform="rotate (0.25010568181074) translate (21.507cm 4.2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675cm" svg:height="0.3cm" draw:transform="rotate (0.25010568181074) translate (21.465cm 4.09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15" draw:text-style-name="P3" draw:layer="layout" svg:width="0.55cm" svg:height="0.55cm" draw:transform="rotate (0.25010568181074) translate (21.967cm 3.936cm)">
            <text:p/>
          </draw:rect>
          <draw:custom-shape draw:style-name="gr14" draw:text-style-name="P3" draw:layer="layout" svg:width="0.675cm" svg:height="0.3cm" draw:transform="rotate (0.25010568181074) translate (22.422cm 4.00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675cm" svg:height="0.3cm" draw:transform="rotate (0.25010568181074) translate (22.379cm 3.83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6" draw:layer="layout" svg:width="1.15cm" svg:height="0.98cm" svg:x="21.15cm" svg:y="13.37cm">
          <draw:text-box>
            <text:p text:style-name="P5"><text:span text:style-name="T6">V'</text:span></text:p>
          </draw:text-box>
        </draw:frame>
        <draw:frame draw:style-name="gr10" draw:text-style-name="P6" draw:layer="layout" svg:width="1.15cm" svg:height="0.98cm" svg:x="21.45cm" svg:y="9cm">
          <draw:text-box>
            <text:p text:style-name="P5"><text:span text:style-name="T6">M</text:span></text:p>
          </draw:text-box>
        </draw:frame>
        <draw:frame draw:style-name="gr10" draw:text-style-name="P6" draw:layer="layout" svg:width="1.15cm" svg:height="0.98cm" svg:x="21.475cm" svg:y="4.495cm">
          <draw:text-box>
            <text:p text:style-name="P5"><text:span text:style-name="T6">m</text:span></text:p>
          </draw:text-box>
        </draw:frame>
        <draw:path draw:style-name="gr16" draw:text-style-name="P3" draw:layer="layout" svg:width="8.675cm" svg:height="5.794cm" draw:transform="skewX (7.40946989415577E-017) rotate (0.878075146678181) translate (17.8cm 9.8cm)" svg:viewBox="0 0 8676 5795" svg:d="m0 39912c267 28 1750 660 4617 2471 2817 1788 4059 3324 4059 3324">
          <text:p/>
        </draw:path>
        <draw:circle draw:style-name="gr11" draw:text-style-name="P3" draw:layer="layout" svg:width="0.475cm" svg:height="0.475cm" svg:x="21.075cm" svg:y="15.525cm">
          <text:p/>
        </draw:circle>
        <draw:circle draw:style-name="gr11" draw:text-style-name="P3" draw:layer="layout" svg:width="0.875cm" svg:height="0.875cm" svg:x="22.8cm" svg:y="16.925cm">
          <text:p/>
        </draw:circle>
        <draw:circle draw:style-name="gr17" draw:text-style-name="P3" draw:layer="layout" svg:width="3.65cm" svg:height="3.65cm" svg:x="21.425cm" svg:y="15.6cm">
          <text:p/>
        </draw:circle>
        <draw:circle draw:style-name="gr17" draw:text-style-name="P3" draw:layer="layout" svg:width="6.625cm" svg:height="6.625cm" svg:x="19.95cm" svg:y="14.15cm">
          <text:p/>
        </draw:circle>
        <draw:circle draw:style-name="gr11" draw:text-style-name="P3" draw:layer="layout" svg:width="0.675cm" svg:height="0.675cm" svg:x="19.625cm" svg:y="17.75cm">
          <text:p/>
        </draw:circle>
        <draw:circle draw:style-name="gr17" draw:text-style-name="P3" draw:layer="layout" svg:width="5.125cm" svg:height="5.125cm" svg:x="20.725cm" svg:y="14.875cm">
          <text:p/>
        </draw:circle>
        <draw:circle draw:style-name="gr11" draw:text-style-name="P3" draw:layer="layout" svg:width="0.55cm" svg:height="0.55cm" svg:x="24.025cm" svg:y="15.7cm">
          <text:p/>
        </draw:circle>
        <draw:path draw:style-name="gr12" draw:text-style-name="P3" draw:layer="layout" svg:width="2.714cm" svg:height="1.322cm" draw:transform="rotate (0.878075146678181) translate (21.2976408789642cm 17.0815460550756cm)" svg:viewBox="0 0 2715 1323" svg:d="m0 54663c267 28 1198-279 1808 221 607 536 907 1034 907 1034">
          <text:p/>
        </draw:path>
        <draw:line draw:style-name="gr18" draw:text-style-name="P3" draw:layer="layout" svg:x1="24.075cm" svg:y1="15.803cm" svg:x2="23.725cm" svg:y2="16.825cm">
          <text:p/>
        </draw:line>
        <draw:line draw:style-name="gr18" draw:text-style-name="P3" draw:layer="layout" svg:x1="22cm" svg:y1="15.621cm" svg:x2="24.05cm" svg:y2="15.85cm">
          <text:p/>
        </draw:line>
        <draw:frame draw:style-name="gr10" draw:text-style-name="P7" draw:layer="layout" svg:width="1.15cm" svg:height="0.98cm" svg:x="23.025cm" svg:y="15.725cm">
          <draw:text-box>
            <text:p text:style-name="P5"><text:span text:style-name="T7">θ</text:span></text:p>
          </draw:text-box>
        </draw:frame>
        <draw:g>
          <draw:custom-shape draw:style-name="gr14" draw:text-style-name="P3" draw:layer="layout" svg:width="0.305cm" svg:height="0.135cm" draw:transform="skewX (0.00733038285837475) rotate (0.25010568181074) translate (20.885cm 17.49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305cm" svg:height="0.135cm" draw:transform="skewX (0.00733038285837475) rotate (0.25010568181074) translate (20.866cm 17.418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15" draw:text-style-name="P3" draw:layer="layout" svg:width="0.248cm" svg:height="0.248cm" draw:transform="skewX (0.00401425727958618) rotate (0.252723675688731) translate (21.093cm 17.348cm)">
            <text:p/>
          </draw:rect>
          <draw:custom-shape draw:style-name="gr14" draw:text-style-name="P3" draw:layer="layout" svg:width="0.304cm" svg:height="0.136cm" draw:transform="skewX (0.00733038285837473) rotate (0.25010568181074) translate (21.298cm 17.37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304cm" svg:height="0.136cm" draw:transform="skewX (0.00733038285837473) rotate (0.25010568181074) translate (21.279cm 17.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ath draw:style-name="gr18" draw:text-style-name="P3" draw:layer="layout" svg:width="0.267cm" svg:height="0.097cm" draw:transform="rotate (-1.31597825600466) translate (23.907413856357cm 15.8155327983695cm)" svg:viewBox="0 0 268 98" svg:d="m0-38213c134 35 195-1 268-85">
          <text:p/>
        </draw:path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例3:トンネル効果</text:p>
          </draw:text-box>
        </draw:frame>
        <draw:frame presentation:style-name="pr8" draw:layer="layout" svg:width="25.199cm" svg:height="13.774cm" svg:x="0.601cm" svg:y="4.496cm" presentation:class="outline" presentation:user-transformed="true">
          <draw:text-box>
            <text:list text:style-name="L3">
              <text:list-item>
                <text:p>幅a で、エネルギーの大きさがV の<text:line-break/>ポテンシャル障壁を考える。<text:line-break/>波動関数の初期値を障壁に向かう<text:line-break/>ガウス型波束に設定した時、粒子の<text:line-break/>確率密度関数を可視化することで、<text:line-break/>トンネル効果を確かめよ。</text:p>
                <text:list>
                  <text:list-item>
                    <text:p>時間発展するシュレディンガー<text:line-break/>方程式を用いる。</text:p>
                  </text:list-item>
                  <text:list-item>
                    <text:p>パラメータ（波束の幅など）は<text:line-break/>適当に選ぶこと。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1.15cm" svg:height="0.98cm" svg:x="23.725cm" svg:y="13.2cm">
          <draw:text-box>
            <text:p text:style-name="P5"><text:span text:style-name="T6">V</text:span></text:p>
          </draw:text-box>
        </draw:frame>
        <draw:path draw:style-name="gr18" draw:text-style-name="P3" draw:layer="layout" svg:width="2.96cm" svg:height="2.506cm" draw:transform="skewX (-0.656592864600143) rotate (0.505098285527064) translate (17.933642558787cm 17.7344691161658cm)" svg:viewBox="0 0 2961 2507" svg:d="m0 48799c1105 1091 2492-732 2917-349 381 394-1841 1438-760 2453">
          <text:p/>
        </draw:path>
        <draw:line draw:style-name="gr19" draw:text-style-name="P3" draw:layer="layout" svg:x1="20.3cm" svg:y1="16.525cm" svg:x2="18.85cm" svg:y2="16.525cm">
          <text:p/>
        </draw:line>
        <draw:rect draw:style-name="gr4" draw:text-style-name="P3" draw:layer="layout" svg:width="0.35cm" svg:height="3.7cm" svg:x="23.215cm" svg:y="14.255cm">
          <text:p/>
        </draw:rect>
        <draw:line draw:style-name="gr20" draw:text-style-name="P3" draw:layer="layout" svg:x1="18.4cm" svg:y1="17.95cm" svg:x2="26.4cm" svg:y2="17.95cm">
          <text:p/>
        </draw:line>
        <draw:frame draw:style-name="gr10" draw:text-style-name="P6" draw:layer="layout" svg:width="1.15cm" svg:height="0.98cm" svg:x="23.175cm" svg:y="17.945cm">
          <draw:text-box>
            <text:p text:style-name="P5"><text:span text:style-name="T6">a</text:span></text:p>
          </draw:text-box>
        </draw:frame>
        <draw:frame draw:style-name="gr10" draw:text-style-name="P6" draw:layer="layout" svg:width="1.15cm" svg:height="0.98cm" svg:x="23.725cm" svg:y="5.8cm">
          <draw:text-box>
            <text:p text:style-name="P5"><text:span text:style-name="T6">V</text:span></text:p>
          </draw:text-box>
        </draw:frame>
        <draw:path draw:style-name="gr18" draw:text-style-name="P3" draw:layer="layout" svg:width="4.199cm" svg:height="3.7cm" draw:transform="skewX (0.380656309859891) rotate (1.03148958792845) translate (18.5370196254294cm 10.0069768512191cm)" svg:viewBox="0 0 4200 3701" svg:d="m0 42685c1569 1610 3533-1081 4137-515 541 581-2609 2123-1074 3621">
          <text:p/>
        </draw:path>
        <draw:line draw:style-name="gr19" draw:text-style-name="P3" draw:layer="layout" svg:x1="20.975cm" svg:y1="9.125cm" svg:x2="22.75cm" svg:y2="9.125cm">
          <text:p/>
        </draw:line>
        <draw:rect draw:style-name="gr4" draw:text-style-name="P3" draw:layer="layout" svg:width="0.35cm" svg:height="3.7cm" svg:x="23.215cm" svg:y="6.855cm">
          <text:p/>
        </draw:rect>
        <draw:line draw:style-name="gr20" draw:text-style-name="P3" draw:layer="layout" svg:x1="18.4cm" svg:y1="10.55cm" svg:x2="26.4cm" svg:y2="10.55cm">
          <text:p/>
        </draw:line>
        <draw:frame draw:style-name="gr10" draw:text-style-name="P6" draw:layer="layout" svg:width="1.15cm" svg:height="0.98cm" svg:x="23.175cm" svg:y="10.545cm">
          <draw:text-box>
            <text:p text:style-name="P5"><text:span text:style-name="T6">a</text:span></text:p>
          </draw:text-box>
        </draw:frame>
        <draw:frame draw:style-name="gr10" draw:text-style-name="P7" draw:layer="layout" svg:width="1.75cm" svg:height="0.98cm" svg:x="18.625cm" svg:y="7.72cm">
          <draw:text-box>
            <text:p text:style-name="P5"><text:span text:style-name="T7">ψ(t)</text:span></text:p>
          </draw:text-box>
        </draw:frame>
        <draw:path draw:style-name="gr18" draw:text-style-name="P3" draw:layer="layout" svg:width="1.612cm" svg:height="1.048cm" draw:transform="skewX (-0.934100215667189) rotate (0.354301838154782) translate (23.6026348619764cm 17.8657653669004cm)" svg:viewBox="0 0 1613 1049" svg:d="m0 50059c602 456 1357-307 1589-147 208 165-1003 603-414 1027">
          <text:p/>
        </draw:path>
        <draw:line draw:style-name="gr19" draw:text-style-name="P3" draw:layer="layout" svg:x1="24.325cm" svg:y1="17.125cm" svg:x2="26.1cm" svg:y2="17.12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draw:style-name="gr1" draw:text-style-name="P3" draw:layer="layout" svg:width="16.04cm" svg:height="6.147cm" svg:x="11cm" svg:y="14.253cm">
          <draw:image xlink:href="Pictures/10000000000005E0000002419C89CF27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 presentation:user-transformed="true">
          <draw:text-box>
            <text:p>例4: 平行平板コンデンサの容量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平行平板コンデンサの静電容量を求める</text:p>
                <text:list>
                  <text:list-item>
                    <text:p>実際のコンデンサの端では、電界は一様ではない<text:line-break/>(エッジ効果)</text:p>
                  </text:list-item>
                  <text:list-item>
                    <text:p>C = S/dよりも正確な容量</text:p>
                  </text:list-item>
                  <text:list-item>
                    <text:p>電極は適当な大きさの長方形</text:p>
                  </text:list-item>
                  <text:list-item>
                    <text:p>エッジ効果を考慮した<text:line-break/>近似式と比較す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例5: 流体計算</text:p>
          </draw:text-box>
        </draw:frame>
        <draw:frame presentation:style-name="pr8" draw:layer="layout" svg:width="25.199cm" svg:height="15.714cm" svg:x="0.801cm" svg:y="4.914cm" presentation:class="outline" presentation:user-transformed="true">
          <draw:text-box>
            <text:list text:style-name="L3">
              <text:list-item>
                <text:p>二次元翼として、<text:line-break/>ジューコフスキー翼の迎え角と<text:line-break/>揚力の関係を求めたい。</text:p>
              </text:list-item>
              <text:list-item>
                <text:p>だが、少し難しいので、<text:line-break/>平面板間を流れる二次元的な<text:line-break/>流体に図のように正方形の<text:line-break/>障害物を置く際の流れの乱れを<text:line-break/>シミュレーションせよ。</text:p>
                <text:list>
                  <text:list-item>
                    <text:p>非圧縮な適当な流体（空気, 水）<text:line-break/>を仮定せよ。</text:p>
                  </text:list-item>
                </text:list>
                <text:p/>
              </text:list-item>
            </text:list>
          </draw:text-box>
        </draw:frame>
        <draw:frame draw:style-name="gr21" draw:text-style-name="P6" draw:layer="layout" svg:width="1.36cm" svg:height="1.072cm" svg:x="16.6cm" svg:y="6.46cm">
          <draw:text-box>
            <text:p text:style-name="P5"><text:span text:style-name="T6">V</text:span></text:p>
          </draw:text-box>
        </draw:frame>
        <draw:frame draw:style-name="gr10" draw:text-style-name="P6" draw:layer="layout" svg:width="1.2cm" svg:height="0.98cm" svg:x="17.4cm" svg:y="17.335cm">
          <draw:text-box>
            <text:p text:style-name="P5"><text:span text:style-name="T6">V</text:span></text:p>
          </draw:text-box>
        </draw:frame>
        <draw:path draw:style-name="gr18" draw:text-style-name="P8" draw:layer="layout" svg:width="2.644cm" svg:height="5.768cm" draw:transform="rotate (1.1049679494374) translate (19.3558092184559cm 16.8565816040426cm)" svg:viewBox="0 0 2645 5769" svg:d="m39 49759c375-144 1137 257 1361 703s1271 4309 1245 4926-763-1519-1105-2421-1795-2903-1501-3208">
          <text:p/>
        </draw:path>
        <draw:line draw:style-name="gr13" draw:text-style-name="P8" draw:layer="layout" svg:x1="16.8cm" svg:y1="16.435cm" svg:x2="18.9cm" svg:y2="16.435cm">
          <text:p/>
        </draw:line>
        <draw:line draw:style-name="gr13" draw:text-style-name="P8" draw:layer="layout" svg:x1="16.799cm" svg:y1="16.735cm" svg:x2="18.899cm" svg:y2="16.735cm">
          <text:p/>
        </draw:line>
        <draw:line draw:style-name="gr13" draw:text-style-name="P8" draw:layer="layout" svg:x1="16.8cm" svg:y1="17.035cm" svg:x2="18.9cm" svg:y2="17.035cm">
          <text:p/>
        </draw:line>
        <draw:path draw:style-name="gr22" draw:text-style-name="P8" draw:layer="layout" svg:width="2.605cm" svg:height="5.658cm" draw:transform="rotate (1.1049679494374) translate (18.9733853946082cm 16.1916200676332cm)" svg:viewBox="0 0 2606 5659" svg:d="m0 48479c375-144 1136 257 1361 703s1271 4309 1245 4926">
          <text:p/>
        </draw:path>
        <draw:path draw:style-name="gr22" draw:text-style-name="P8" draw:layer="layout" svg:width="2.639cm" svg:height="6.12cm" draw:transform="skewX (-1.15276976551627E-016) rotate (1.1049679494374) translate (18.9452095168244cm 17.0439861330375cm)" svg:viewBox="0 0 2640 6121" svg:d="m122 49164c-312 269 48 1431 272 1878s1797 3350 2246 4243">
          <text:p/>
        </draw:path>
        <draw:line draw:style-name="gr13" draw:text-style-name="P8" draw:layer="layout" svg:x1="16.8cm" svg:y1="15.535cm" svg:x2="18.9cm" svg:y2="15.535cm">
          <text:p/>
        </draw:line>
        <draw:line draw:style-name="gr13" draw:text-style-name="P8" draw:layer="layout" svg:x1="16.799cm" svg:y1="15.835cm" svg:x2="18.899cm" svg:y2="15.835cm">
          <text:p/>
        </draw:line>
        <draw:line draw:style-name="gr13" draw:text-style-name="P8" draw:layer="layout" svg:x1="16.8cm" svg:y1="16.135cm" svg:x2="18.9cm" svg:y2="16.135cm">
          <text:p/>
        </draw:line>
        <draw:line draw:style-name="gr23" draw:text-style-name="P8" draw:layer="layout" svg:x1="21.6cm" svg:y1="16.535cm" svg:x2="23cm" svg:y2="13.935cm">
          <text:p/>
        </draw:line>
        <draw:frame draw:style-name="gr10" draw:text-style-name="P6" draw:layer="layout" svg:width="1.2cm" svg:height="0.98cm" svg:x="23.1cm" svg:y="13.935cm">
          <draw:text-box>
            <text:p text:style-name="P5"><text:span text:style-name="T6">F</text:span></text:p>
          </draw:text-box>
        </draw:frame>
        <draw:line draw:style-name="gr23" draw:text-style-name="P8" draw:layer="layout" svg:x1="21.5cm" svg:y1="16.535cm" svg:x2="23.1cm" svg:y2="16.535cm">
          <text:p/>
        </draw:line>
        <draw:frame draw:style-name="gr10" draw:text-style-name="P6" draw:layer="layout" svg:width="1.4cm" svg:height="0.98cm" svg:x="21.5cm" svg:y="12.835cm">
          <draw:text-box>
            <text:p text:style-name="P5"><text:span text:style-name="T6">F</text:span><text:span text:style-name="T8">lift</text:span></text:p>
          </draw:text-box>
        </draw:frame>
        <draw:line draw:style-name="gr23" draw:text-style-name="P8" draw:layer="layout" svg:x1="21.55cm" svg:y1="16.535cm" svg:x2="21.6cm" svg:y2="13.835cm">
          <text:p/>
        </draw:line>
        <draw:frame draw:style-name="gr10" draw:text-style-name="P6" draw:layer="layout" svg:width="1.9cm" svg:height="0.98cm" svg:x="22.6cm" svg:y="16.65cm">
          <draw:text-box>
            <text:p text:style-name="P5"><text:span text:style-name="T6">F</text:span><text:span text:style-name="T8">drag</text:span></text:p>
          </draw:text-box>
        </draw:frame>
        <draw:rect draw:style-name="gr17" draw:text-style-name="P8" draw:layer="layout" svg:width="9.953cm" svg:height="5.47cm" svg:x="16.647cm" svg:y="4.6cm">
          <text:p/>
        </draw:rect>
        <draw:g>
          <draw:line draw:style-name="gr18" draw:text-style-name="P8" draw:layer="layout" svg:x1="16.801cm" svg:y1="12.635cm" svg:x2="20.801cm" svg:y2="12.635cm">
            <text:p/>
          </draw:line>
          <draw:line draw:style-name="gr18" draw:text-style-name="P8" draw:layer="layout" svg:x1="16.801cm" svg:y1="12.835cm" svg:x2="20.801cm" svg:y2="12.835cm">
            <text:p/>
          </draw:line>
          <draw:line draw:style-name="gr18" draw:text-style-name="P8" draw:layer="layout" svg:x1="16.801cm" svg:y1="13.035cm" svg:x2="20.801cm" svg:y2="13.035cm">
            <text:p/>
          </draw:line>
          <draw:line draw:style-name="gr18" draw:text-style-name="P8" draw:layer="layout" svg:x1="16.801cm" svg:y1="13.235cm" svg:x2="20.801cm" svg:y2="13.235cm">
            <text:p/>
          </draw:line>
          <draw:line draw:style-name="gr18" draw:text-style-name="P8" draw:layer="layout" svg:x1="16.8cm" svg:y1="13.234cm" svg:x2="20.8cm" svg:y2="13.234cm">
            <text:p/>
          </draw:line>
          <draw:line draw:style-name="gr18" draw:text-style-name="P8" draw:layer="layout" svg:x1="16.801cm" svg:y1="13.435cm" svg:x2="20.801cm" svg:y2="13.435cm">
            <text:p/>
          </draw:line>
          <draw:line draw:style-name="gr18" draw:text-style-name="P8" draw:layer="layout" svg:x1="16.801cm" svg:y1="13.635cm" svg:x2="20.801cm" svg:y2="13.635cm">
            <text:p/>
          </draw:line>
          <draw:line draw:style-name="gr18" draw:text-style-name="P8" draw:layer="layout" svg:x1="16.801cm" svg:y1="13.835cm" svg:x2="20.701cm" svg:y2="13.835cm">
            <text:p/>
          </draw:line>
          <draw:line draw:style-name="gr18" draw:text-style-name="P8" draw:layer="layout" svg:x1="16.8cm" svg:y1="14.034cm" svg:x2="20.601cm" svg:y2="14.035cm">
            <text:p/>
          </draw:line>
          <draw:line draw:style-name="gr18" draw:text-style-name="P8" draw:layer="layout" svg:x1="16.801cm" svg:y1="12.635cm" svg:x2="16.801cm" svg:y2="15.135cm">
            <text:p/>
          </draw:line>
          <draw:line draw:style-name="gr18" draw:text-style-name="P8" draw:layer="layout" svg:x1="17.001cm" svg:y1="12.635cm" svg:x2="17.001cm" svg:y2="15.135cm">
            <text:p/>
          </draw:line>
          <draw:line draw:style-name="gr18" draw:text-style-name="P8" draw:layer="layout" svg:x1="17.201cm" svg:y1="12.635cm" svg:x2="17.201cm" svg:y2="15.135cm">
            <text:p/>
          </draw:line>
          <draw:line draw:style-name="gr18" draw:text-style-name="P8" draw:layer="layout" svg:x1="17.401cm" svg:y1="12.635cm" svg:x2="17.401cm" svg:y2="15.135cm">
            <text:p/>
          </draw:line>
          <draw:line draw:style-name="gr18" draw:text-style-name="P8" draw:layer="layout" svg:x1="17.601cm" svg:y1="12.635cm" svg:x2="17.601cm" svg:y2="15.135cm">
            <text:p/>
          </draw:line>
          <draw:line draw:style-name="gr18" draw:text-style-name="P8" draw:layer="layout" svg:x1="17.801cm" svg:y1="12.635cm" svg:x2="17.801cm" svg:y2="15.135cm">
            <text:p/>
          </draw:line>
          <draw:line draw:style-name="gr18" draw:text-style-name="P8" draw:layer="layout" svg:x1="18.001cm" svg:y1="12.635cm" svg:x2="18.001cm" svg:y2="15.135cm">
            <text:p/>
          </draw:line>
          <draw:line draw:style-name="gr18" draw:text-style-name="P8" draw:layer="layout" svg:x1="18.201cm" svg:y1="12.635cm" svg:x2="18.201cm" svg:y2="15.135cm">
            <text:p/>
          </draw:line>
          <draw:line draw:style-name="gr18" draw:text-style-name="P8" draw:layer="layout" svg:x1="18.401cm" svg:y1="12.635cm" svg:x2="18.401cm" svg:y2="15.135cm">
            <text:p/>
          </draw:line>
          <draw:line draw:style-name="gr18" draw:text-style-name="P8" draw:layer="layout" svg:x1="18.601cm" svg:y1="12.635cm" svg:x2="18.601cm" svg:y2="15.135cm">
            <text:p/>
          </draw:line>
          <draw:line draw:style-name="gr18" draw:text-style-name="P8" draw:layer="layout" svg:x1="18.801cm" svg:y1="12.635cm" svg:x2="18.801cm" svg:y2="15.135cm">
            <text:p/>
          </draw:line>
          <draw:line draw:style-name="gr18" draw:text-style-name="P8" draw:layer="layout" svg:x1="19.001cm" svg:y1="12.635cm" svg:x2="19.001cm" svg:y2="15.135cm">
            <text:p/>
          </draw:line>
          <draw:line draw:style-name="gr18" draw:text-style-name="P8" draw:layer="layout" svg:x1="19.201cm" svg:y1="12.635cm" svg:x2="19.201cm" svg:y2="15.135cm">
            <text:p/>
          </draw:line>
          <draw:line draw:style-name="gr18" draw:text-style-name="P8" draw:layer="layout" svg:x1="19.401cm" svg:y1="12.635cm" svg:x2="19.401cm" svg:y2="15.135cm">
            <text:p/>
          </draw:line>
          <draw:line draw:style-name="gr18" draw:text-style-name="P8" draw:layer="layout" svg:x1="19.601cm" svg:y1="12.635cm" svg:x2="19.601cm" svg:y2="15.135cm">
            <text:p/>
          </draw:line>
          <draw:line draw:style-name="gr18" draw:text-style-name="P8" draw:layer="layout" svg:x1="19.801cm" svg:y1="12.635cm" svg:x2="19.801cm" svg:y2="15.135cm">
            <text:p/>
          </draw:line>
          <draw:line draw:style-name="gr18" draw:text-style-name="P8" draw:layer="layout" svg:x1="20.001cm" svg:y1="12.635cm" svg:x2="20.001cm" svg:y2="15.035cm">
            <text:p/>
          </draw:line>
          <draw:line draw:style-name="gr18" draw:text-style-name="P8" draw:layer="layout" svg:x1="20.201cm" svg:y1="12.635cm" svg:x2="20.201cm" svg:y2="14.935cm">
            <text:p/>
          </draw:line>
        </draw:g>
        <draw:g>
          <draw:line draw:style-name="gr18" draw:text-style-name="P8" draw:layer="layout" svg:x1="26.3cm" svg:y1="20.035cm" svg:x2="22.3cm" svg:y2="20.035cm">
            <text:p/>
          </draw:line>
          <draw:line draw:style-name="gr18" draw:text-style-name="P8" draw:layer="layout" svg:x1="26.3cm" svg:y1="19.835cm" svg:x2="22.3cm" svg:y2="19.835cm">
            <text:p/>
          </draw:line>
          <draw:line draw:style-name="gr18" draw:text-style-name="P8" draw:layer="layout" svg:x1="26.3cm" svg:y1="19.635cm" svg:x2="22.3cm" svg:y2="19.635cm">
            <text:p/>
          </draw:line>
          <draw:line draw:style-name="gr18" draw:text-style-name="P8" draw:layer="layout" svg:x1="26.3cm" svg:y1="19.435cm" svg:x2="22.3cm" svg:y2="19.435cm">
            <text:p/>
          </draw:line>
          <draw:line draw:style-name="gr18" draw:text-style-name="P8" draw:layer="layout" svg:x1="26.301cm" svg:y1="19.436cm" svg:x2="22.301cm" svg:y2="19.436cm">
            <text:p/>
          </draw:line>
          <draw:line draw:style-name="gr18" draw:text-style-name="P8" draw:layer="layout" svg:x1="26.3cm" svg:y1="19.235cm" svg:x2="22.3cm" svg:y2="19.235cm">
            <text:p/>
          </draw:line>
          <draw:line draw:style-name="gr18" draw:text-style-name="P8" draw:layer="layout" svg:x1="26.3cm" svg:y1="19.035cm" svg:x2="22.3cm" svg:y2="19.035cm">
            <text:p/>
          </draw:line>
          <draw:line draw:style-name="gr18" draw:text-style-name="P8" draw:layer="layout" svg:x1="26.3cm" svg:y1="18.835cm" svg:x2="22.4cm" svg:y2="18.835cm">
            <text:p/>
          </draw:line>
          <draw:line draw:style-name="gr18" draw:text-style-name="P8" draw:layer="layout" svg:x1="26.301cm" svg:y1="18.636cm" svg:x2="22.5cm" svg:y2="18.635cm">
            <text:p/>
          </draw:line>
          <draw:line draw:style-name="gr18" draw:text-style-name="P8" draw:layer="layout" svg:x1="26.3cm" svg:y1="20.035cm" svg:x2="26.3cm" svg:y2="17.535cm">
            <text:p/>
          </draw:line>
          <draw:line draw:style-name="gr18" draw:text-style-name="P8" draw:layer="layout" svg:x1="26.1cm" svg:y1="20.035cm" svg:x2="26.1cm" svg:y2="17.535cm">
            <text:p/>
          </draw:line>
          <draw:line draw:style-name="gr18" draw:text-style-name="P8" draw:layer="layout" svg:x1="25.9cm" svg:y1="20.035cm" svg:x2="25.9cm" svg:y2="17.535cm">
            <text:p/>
          </draw:line>
          <draw:line draw:style-name="gr18" draw:text-style-name="P8" draw:layer="layout" svg:x1="25.7cm" svg:y1="20.035cm" svg:x2="25.7cm" svg:y2="17.535cm">
            <text:p/>
          </draw:line>
          <draw:line draw:style-name="gr18" draw:text-style-name="P8" draw:layer="layout" svg:x1="25.5cm" svg:y1="20.035cm" svg:x2="25.5cm" svg:y2="17.535cm">
            <text:p/>
          </draw:line>
          <draw:line draw:style-name="gr18" draw:text-style-name="P8" draw:layer="layout" svg:x1="25.3cm" svg:y1="20.035cm" svg:x2="25.3cm" svg:y2="17.535cm">
            <text:p/>
          </draw:line>
          <draw:line draw:style-name="gr18" draw:text-style-name="P8" draw:layer="layout" svg:x1="25.1cm" svg:y1="20.035cm" svg:x2="25.1cm" svg:y2="17.535cm">
            <text:p/>
          </draw:line>
          <draw:line draw:style-name="gr18" draw:text-style-name="P8" draw:layer="layout" svg:x1="24.9cm" svg:y1="20.035cm" svg:x2="24.9cm" svg:y2="17.535cm">
            <text:p/>
          </draw:line>
          <draw:line draw:style-name="gr18" draw:text-style-name="P8" draw:layer="layout" svg:x1="24.7cm" svg:y1="20.035cm" svg:x2="24.7cm" svg:y2="17.535cm">
            <text:p/>
          </draw:line>
          <draw:line draw:style-name="gr18" draw:text-style-name="P8" draw:layer="layout" svg:x1="24.5cm" svg:y1="20.035cm" svg:x2="24.5cm" svg:y2="17.535cm">
            <text:p/>
          </draw:line>
          <draw:line draw:style-name="gr18" draw:text-style-name="P8" draw:layer="layout" svg:x1="24.3cm" svg:y1="20.035cm" svg:x2="24.3cm" svg:y2="17.535cm">
            <text:p/>
          </draw:line>
          <draw:line draw:style-name="gr18" draw:text-style-name="P8" draw:layer="layout" svg:x1="24.1cm" svg:y1="20.035cm" svg:x2="24.1cm" svg:y2="17.535cm">
            <text:p/>
          </draw:line>
          <draw:line draw:style-name="gr18" draw:text-style-name="P8" draw:layer="layout" svg:x1="23.9cm" svg:y1="20.035cm" svg:x2="23.9cm" svg:y2="17.535cm">
            <text:p/>
          </draw:line>
          <draw:line draw:style-name="gr18" draw:text-style-name="P8" draw:layer="layout" svg:x1="23.7cm" svg:y1="20.035cm" svg:x2="23.7cm" svg:y2="17.535cm">
            <text:p/>
          </draw:line>
          <draw:line draw:style-name="gr18" draw:text-style-name="P8" draw:layer="layout" svg:x1="23.5cm" svg:y1="20.035cm" svg:x2="23.5cm" svg:y2="17.535cm">
            <text:p/>
          </draw:line>
          <draw:line draw:style-name="gr18" draw:text-style-name="P8" draw:layer="layout" svg:x1="23.3cm" svg:y1="20.035cm" svg:x2="23.3cm" svg:y2="17.535cm">
            <text:p/>
          </draw:line>
          <draw:line draw:style-name="gr18" draw:text-style-name="P8" draw:layer="layout" svg:x1="23.1cm" svg:y1="20.035cm" svg:x2="23.1cm" svg:y2="17.635cm">
            <text:p/>
          </draw:line>
          <draw:line draw:style-name="gr18" draw:text-style-name="P8" draw:layer="layout" svg:x1="22.9cm" svg:y1="20.035cm" svg:x2="22.9cm" svg:y2="17.735cm">
            <text:p/>
          </draw:line>
        </draw:g>
        <draw:rect draw:style-name="gr24" draw:text-style-name="P8" draw:layer="layout" svg:width="2.079cm" svg:height="2.078cm" svg:x="21.568cm" svg:y="6.351cm">
          <text:p/>
        </draw:rect>
        <draw:frame draw:style-name="gr21" draw:text-style-name="P6" draw:layer="layout" svg:width="1.359cm" svg:height="1.072cm" svg:x="22.116cm" svg:y="5.476cm">
          <draw:text-box>
            <text:p text:style-name="P5"><text:span text:style-name="T6">d</text:span></text:p>
          </draw:text-box>
        </draw:frame>
        <draw:frame draw:style-name="gr5" draw:text-style-name="P6" draw:layer="layout" svg:width="1.359cm" svg:height="1.071cm" svg:x="19.225cm" svg:y="5.367cm">
          <draw:text-box>
            <text:p text:style-name="P5"><text:span text:style-name="T6">L</text:span></text:p>
          </draw:text-box>
        </draw:frame>
        <draw:line draw:style-name="gr25" draw:text-style-name="P3" draw:layer="layout" svg:x1="16.975cm" svg:y1="6.351cm" svg:x2="18.178cm" svg:y2="6.351cm">
          <text:p/>
        </draw:line>
        <draw:line draw:style-name="gr25" draw:text-style-name="P3" draw:layer="layout" svg:x1="16.975cm" svg:y1="7.444cm" svg:x2="18.178cm" svg:y2="7.444cm">
          <text:p/>
        </draw:line>
        <draw:line draw:style-name="gr25" draw:text-style-name="P3" draw:layer="layout" svg:x1="16.975cm" svg:y1="5.257cm" svg:x2="18.178cm" svg:y2="5.257cm">
          <text:p/>
        </draw:line>
        <draw:line draw:style-name="gr25" draw:text-style-name="P3" draw:layer="layout" svg:x1="16.975cm" svg:y1="8.538cm" svg:x2="18.178cm" svg:y2="8.538cm">
          <text:p/>
        </draw:line>
        <draw:line draw:style-name="gr25" draw:text-style-name="P3" draw:layer="layout" svg:x1="16.975cm" svg:y1="9.632cm" svg:x2="18.178cm" svg:y2="9.632cm">
          <text:p/>
        </draw:line>
        <draw:line draw:style-name="gr6" draw:text-style-name="P3" draw:layer="layout" svg:x1="19.381cm" svg:y1="4.71cm" svg:x2="19.381cm" svg:y2="9.9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office:forms form:automatic-focus="false" form:apply-design-mode="false"/>
        <draw:frame draw:style-name="gr1" draw:text-style-name="P3" draw:layer="layout" svg:width="6.834cm" svg:height="7.071cm" svg:x="19.366cm" svg:y="13.8cm">
          <draw:image xlink:href="Pictures/10000000000004270000044C751BBCF6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例6: ベンゼン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ベンゼン分子の電子軌道を計算することで、<text:line-break/>ベンゼンの炭素-炭素間結合が「1.5 重結合」<text:line-break/>であることを確認したい。</text:p>
                <text:list>
                  <text:list-item>
                    <text:p>いわゆる「ハートリー・フォック法」を用いること。</text:p>
                  </text:list-item>
                  <text:list-item>
                    <text:p>基底関数系に適当なガウス基底を用いること。</text:p>
                  </text:list-item>
                  <text:list-item>
                    <text:p>ベンゼン分子中の各原子の位置は予め与えてよい。</text:p>
                  </text:list-item>
                  <text:list-item>
                    <text:p>まずは、水素分子で試すこと。</text:p>
                  </text:list-item>
                </text:list>
              </text:list-item>
            </text:list>
          </draw:text-box>
        </draw:frame>
        <draw:g>
          <draw:custom-shape draw:style-name="gr9" draw:text-style-name="P3" draw:layer="layout" svg:width="3.816cm" svg:height="3.301cm" svg:x="3.2cm" svg:y="15.95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ellipse draw:style-name="gr26" draw:text-style-name="P3" draw:layer="layout" svg:width="2.074cm" svg:height="2.075cm" svg:x="4.049cm" svg:y="16.611cm">
            <text:p/>
          </draw:ellipse>
        </draw:g>
        <draw:g>
          <draw:custom-shape draw:style-name="gr9" draw:text-style-name="P3" draw:layer="layout" svg:width="3.815cm" svg:height="3.301cm" svg:x="8.067cm" svg:y="1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0" draw:text-style-name="P3" draw:layer="layout" svg:x1="8.952cm" svg:y1="16.133cm" svg:x2="11.026cm" svg:y2="16.133cm">
            <text:p/>
          </draw:line>
          <draw:line draw:style-name="gr20" draw:text-style-name="P3" draw:layer="layout" svg:x1="8.182cm" svg:y1="17.459cm" svg:x2="9.22cm" svg:y2="19.25cm">
            <text:p/>
          </draw:line>
          <draw:line draw:style-name="gr20" draw:text-style-name="P3" draw:layer="layout" svg:x1="11.772cm" svg:y1="17.469cm" svg:x2="10.734cm" svg:y2="19.26cm">
            <text:p/>
          </draw:line>
        </draw:g>
        <draw:frame draw:style-name="gr10" draw:text-style-name="P9" draw:layer="layout" svg:width="11.091cm" svg:height="1.377cm" svg:x="11.509cm" svg:y="19.623cm">
          <draw:text-box>
            <text:p text:style-name="P5"><text:span text:style-name="T9">http://commons.wikimedia.org/wiki/ File:Benzene-HOMO-transparent-3D-balls.p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5" xlink:href="Pictures/1000000000000500000003C09A7CF1F4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gradient-name="Gradient_20_7" draw:fill-hatch-name="Hatch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小塚ゴシック Pro R'" style:font-style-name="R" style:font-family-generic="swiss" style:font-pitch="variable" fo:font-size="18pt" fo:font-style="normal" fo:text-shadow="none" style:text-underline-style="none" fo:font-weight="normal" style:letter-kerning="true" style:font-family-asian="'小塚ゴシック Pro R'" style:font-style-name-asian="R" style:font-family-generic-asian="swiss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style:font-family-asian="'小塚ゴシック Pro R'" style:font-style-name-asian="R" style:font-family-generic-asian="swiss" style:font-pitch-asian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fo:font-size="16pt" style:font-family-asian="'小塚ゴシック Pro R'" style:font-style-name-asian="R" style:font-family-generic-asian="swiss" style:font-pitch-asian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小塚ゴシック Pro R'" style:font-style-name="R" style:font-family-generic="swiss" style:font-pitch="variable" fo:font-size="44pt" style:font-family-asian="'小塚ゴシック Pro R'" style:font-style-name-asian="R" style:font-family-generic-asian="swiss" style:font-pitch-asian="variable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bitmap" draw:fill-image-name="back5" draw:fill-image-width="0cm" draw:fill-image-height="0cm" style:repeat="stretch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style:use-window-font-color="true" style:text-outline="false" style:text-line-through-style="none" fo:font-family="'小塚ゴシック Pro R'" style:font-family-generic="swiss" style:font-pitch="variable" fo:font-size="28pt" fo:font-style="normal" fo:text-shadow="none" style:text-underline-style="none" fo:font-weight="normal" style:letter-kerning="true" style:font-family-asian="'小塚ゴシック Pro R'" style:font-family-generic-asian="swiss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family="'小塚ゴシック Pro R'" style:font-family-generic="swiss" style:font-pitch="variable" fo:font-size="26pt" style:font-family-asian="'小塚ゴシック Pro R'" style:font-family-generic-asian="swiss" style:font-pitch-asian="variable" style:font-size-asian="26pt" style:font-size-complex="32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family="'小塚ゴシック Pro R'" style:font-family-generic="swiss" style:font-pitch="variable" fo:font-size="24pt" style:font-family-asian="'小塚ゴシック Pro R'" style:font-family-generic-asian="swiss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family="'小塚ゴシック Pro R'" style:font-family-generic="swiss" style:font-pitch="variable" fo:font-size="20pt" style:font-family-asian="'小塚ゴシック Pro R'" style:font-family-generic-asian="swiss" style:font-pitch-asian="variable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小塚ゴシック Pro M'" style:font-style-name="M" style:font-family-generic="swiss" style:font-pitch="variable" fo:font-size="44pt" fo:font-style="normal" fo:text-shadow="none" style:text-underline-style="none" fo:font-weight="normal" style:letter-kerning="true" style:font-family-asian="'小塚ゴシック Pro R'" style:font-family-generic-asian="swiss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2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5" draw:fill-image-width="0cm" draw:fill-image-height="0cm" style:repeat="stretch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4-11T15:39:44.79</meta:creation-date>
    <meta:editing-duration>PT220H06M25S</meta:editing-duration>
    <meta:editing-cycles>2015</meta:editing-cycles>
    <dc:date>2016-06-15T10:29:20.13</dc:date>
    <meta:generator>OpenOffice.org/3.2$Win32 OpenOffice.org_project/320m12$Build-9483</meta:generator>
    <meta:document-statistic meta:object-count="244"/>
  </office:meta>
</office:document-meta>
</file>